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7.5cm" fo:min-width="83.75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24.75cm" fo:min-width="20cm"/>
    </style:style>
    <style:style style:name="gr3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05cm" svg:stroke-color="#ffbf00" draw:marker-start-width="0.275cm" draw:marker-end-width="0.275cm" svg:stroke-linecap="butt" draw:fill-color="#fff5ce" draw:textarea-horizontal-align="justify" draw:textarea-vertical-align="middle" draw:auto-grow-height="false" fo:min-height="15.2cm" fo:min-width="13.95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4.5cm" fo:min-width="4.75cm"/>
    </style:style>
    <style:style style:name="gr6" style:family="graphic" style:parent-style-name="standard">
      <style:graphic-properties draw:stroke="dash" draw:stroke-dash="Long_20_Dash" svg:stroke-width="0.05cm" svg:stroke-color="#800080" draw:marker-start-width="0.125cm" draw:marker-end-width="0.125cm" svg:stroke-linecap="butt" draw:fill-color="#dedce6" draw:textarea-horizontal-align="justify" draw:textarea-vertical-align="top" draw:auto-grow-height="false" fo:min-height="3.325cm" fo:min-width="5.445cm" fo:padding-top="0.4cm" fo:padding-bottom="0.025cm" fo:padding-left="0.03cm" fo:padding-right="0.025cm"/>
      <style:paragraph-properties style:writing-mode="lr-tb"/>
    </style:style>
    <style:style style:name="gr7" style:family="graphic" style:parent-style-name="standard">
      <style:graphic-properties svg:stroke-width="0cm" svg:stroke-color="#5eb91e" draw:marker-start-width="0.05cm" draw:marker-end-width="0.05cm" draw:fill-color="#e8f2a1" draw:textarea-horizontal-align="justify" draw:textarea-vertical-align="middle" draw:auto-grow-height="false" fo:min-height="2.044cm" fo:min-width="2.653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1cm" draw:marker-start-width="0.35cm" draw:marker-end="Linienspitzen_20_19" draw:marker-end-width="0.45cm" draw:fill="none" fo:padding-top="0.05cm" fo:padding-bottom="0.05cm" fo:padding-left="0.05cm" fo:padding-right="0.05cm"/>
    </style:style>
    <style:style style:name="gr9" style:family="graphic" style:parent-style-name="objectwithoutfill">
      <style:graphic-properties svg:stroke-width="0.1cm" draw:marker-start-width="0.35cm" draw:marker-end="Linienspitzen_20_20" draw:marker-end-width="0.45cm" draw:fill="none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1cm" draw:marker-start-width="0.35cm" draw:marker-end="Linienspitzen_20_21" draw:marker-end-width="0.45cm" draw:fill="none" fo:padding-top="0.05cm" fo:padding-bottom="0.05cm" fo:padding-left="0.05cm" fo:padding-right="0.05cm"/>
    </style:style>
    <style:style style:name="gr11" style:family="graphic" style:parent-style-name="objectwithoutfill">
      <style:graphic-properties svg:stroke-width="0.1cm" draw:marker-start-width="0.35cm" draw:marker-end="Linienspitzen_20_22" draw:marker-end-width="0.45cm" draw:fill="none" fo:padding-top="0.05cm" fo:padding-bottom="0.05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5cm" svg:stroke-color="#ffbf00" draw:marker-start-width="0.275cm" draw:marker-end-width="0.275cm" svg:stroke-linecap="butt" draw:fill-color="#fff5ce" draw:textarea-horizontal-align="justify" draw:textarea-vertical-align="middle" draw:auto-grow-height="false" fo:min-height="7.2cm" fo:min-width="9.2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Long_20_Dash" svg:stroke-width="0.05cm" svg:stroke-color="#800080" draw:marker-start-width="0.125cm" draw:marker-end-width="0.125cm" svg:stroke-linecap="butt" draw:fill-color="#dedce6" draw:textarea-horizontal-align="justify" draw:textarea-vertical-align="top" draw:auto-grow-height="false" fo:min-height="2.475cm" fo:min-width="9.195cm" fo:padding-top="0.4cm" fo:padding-bottom="0.025cm" fo:padding-left="0.03cm" fo:padding-right="0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9.25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5cm" svg:stroke-color="#800080" draw:marker-start-width="0.125cm" draw:marker-end-width="0.125cm" svg:stroke-linecap="butt" draw:fill-color="#dedce6" draw:textarea-horizontal-align="justify" draw:textarea-vertical-align="top" draw:auto-grow-height="false" fo:min-height="2.475cm" fo:min-width="8.945cm" fo:padding-top="0.4cm" fo:padding-bottom="0.025cm" fo:padding-left="0.03cm" fo:padding-right="0.025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5cm" svg:stroke-color="#ffbf00" draw:marker-start-width="0.275cm" draw:marker-end-width="0.275cm" svg:stroke-linecap="butt" draw:fill-color="#fff5ce" draw:textarea-horizontal-align="justify" draw:textarea-vertical-align="middle" draw:auto-grow-height="false" fo:min-height="11.45cm" fo:min-width="15.95cm" fo:padding-top="0.15cm" fo:padding-bottom="0.15cm" fo:padding-left="0.275cm" fo:padding-right="0.275cm"/>
    </style:style>
    <style:style style:name="gr20" style:family="graphic" style:parent-style-name="standard">
      <style:graphic-properties draw:textarea-horizontal-align="justify" draw:textarea-vertical-align="middle" draw:auto-grow-height="false" fo:min-height="10.75cm" fo:min-width="4.75cm"/>
    </style:style>
    <style:style style:name="gr21" style:family="graphic" style:parent-style-name="standard">
      <style:graphic-properties draw:stroke="dash" draw:stroke-dash="Long_20_Dash" svg:stroke-width="0.05cm" svg:stroke-color="#800080" draw:marker-start-width="0.125cm" draw:marker-end-width="0.125cm" svg:stroke-linecap="butt" draw:fill-color="#dedce6" draw:textarea-horizontal-align="justify" draw:textarea-vertical-align="top" draw:auto-grow-height="false" fo:min-height="3.575cm" fo:min-width="6.195cm" fo:padding-top="0.4cm" fo:padding-bottom="0.025cm" fo:padding-left="0.03cm" fo:padding-right="0.025cm"/>
      <style:paragraph-properties style:writing-mode="lr-tb"/>
    </style:style>
    <style:style style:name="gr22" style:family="graphic" style:parent-style-name="objectwithoutfill">
      <style:graphic-properties svg:stroke-width="0.1cm" draw:marker-start-width="0.35cm" draw:marker-end="Linienspitzen_20_34" draw:marker-end-width="0.45cm" draw:fill="none" fo:padding-top="0.05cm" fo:padding-bottom="0.05cm" fo:padding-left="0.05cm" fo:padding-right="0.05cm"/>
    </style:style>
    <style:style style:name="gr23" style:family="graphic" style:parent-style-name="standard">
      <style:graphic-properties draw:stroke="dash" draw:stroke-dash="Long_20_Dash" svg:stroke-width="0.05cm" svg:stroke-color="#800080" draw:marker-start-width="0.125cm" draw:marker-end-width="0.125cm" svg:stroke-linecap="butt" draw:fill-color="#dedce6" draw:textarea-horizontal-align="justify" draw:textarea-vertical-align="top" draw:auto-grow-height="false" fo:min-height="2.475cm" fo:min-width="6.445cm" fo:padding-top="0.4cm" fo:padding-bottom="0.025cm" fo:padding-left="0.03cm" fo:padding-right="0.025cm"/>
      <style:paragraph-properties style:writing-mode="lr-tb"/>
    </style:style>
    <style:style style:name="gr24" style:family="graphic" style:parent-style-name="standard">
      <style:graphic-properties draw:stroke="dash" draw:stroke-dash="Long_20_Dash" svg:stroke-width="0.05cm" svg:stroke-color="#800080" draw:marker-start-width="0.125cm" draw:marker-end-width="0.125cm" svg:stroke-linecap="butt" draw:fill-color="#dedce6" draw:textarea-horizontal-align="justify" draw:textarea-vertical-align="top" draw:auto-grow-height="false" fo:min-height="2.475cm" fo:min-width="5.445cm" fo:padding-top="0.4cm" fo:padding-bottom="0.025cm" fo:padding-left="0.03cm" fo:padding-right="0.025cm"/>
      <style:paragraph-properties style:writing-mode="lr-tb"/>
    </style:style>
    <style:style style:name="gr25" style:family="graphic" style:parent-style-name="standard">
      <style:graphic-properties draw:stroke="dash" draw:stroke-dash="Long_20_Dash" svg:stroke-width="0.05cm" svg:stroke-color="#ffbf00" draw:marker-start-width="0.275cm" draw:marker-end-width="0.275cm" svg:stroke-linecap="butt" draw:fill-color="#fff5ce" draw:textarea-horizontal-align="justify" draw:textarea-vertical-align="middle" draw:auto-grow-height="false" fo:min-height="3.95cm" fo:min-width="9.2cm" fo:padding-top="0.15cm" fo:padding-bottom="0.15cm" fo:padding-left="0.275cm" fo:padding-right="0.275cm"/>
    </style:style>
    <style:style style:name="gr26" style:family="graphic" style:parent-style-name="standard" style:list-style-name="L1">
      <style:graphic-properties svg:stroke-width="0cm" svg:stroke-color="#5eb91e" draw:marker-start-width="0.05cm" draw:marker-end-width="0.05cm" draw:fill-color="#e8f2a1" draw:textarea-horizontal-align="justify" draw:textarea-vertical-align="middle" draw:auto-grow-height="false" fo:min-height="2.044cm" fo:min-width="2.653cm" fo:padding-top="0cm" fo:padding-bottom="0cm" fo:padding-left="0cm" fo:padding-right="0cm"/>
      <style:paragraph-properties style:writing-mode="lr-tb"/>
    </style:style>
    <style:style style:name="gr27" style:family="graphic" style:parent-style-name="standard" style:list-style-name="L1">
      <style:graphic-properties svg:stroke-width="0cm" svg:stroke-color="#5eb91e" draw:marker-start-width="0.05cm" draw:marker-end-width="0.05cm" draw:fill-color="#e8f2a1" draw:textarea-horizontal-align="justify" draw:textarea-vertical-align="middle" draw:auto-grow-height="false" fo:min-height="2.044cm" fo:min-width="2.653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35cm" draw:marker-end="Linienspitzen_20_36" draw:marker-end-width="0.45cm" draw:fill="non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draw:marker-start-width="0.35cm" draw:marker-end="Linienspitzen_20_37" draw:marker-end-width="0.45cm" draw:fill="none" fo:padding-top="0.05cm" fo:padding-bottom="0.05cm" fo:padding-left="0.05cm" fo:padding-right="0.05cm"/>
    </style:style>
    <style:style style:name="gr30" style:family="graphic" style:parent-style-name="objectwithoutfill">
      <style:graphic-properties svg:stroke-width="0.1cm" draw:marker-start-width="0.35cm" draw:marker-end="Linienspitzen_20_38" draw:marker-end-width="0.45cm" draw:fill="non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1cm" draw:marker-start-width="0.35cm" draw:marker-end="Linienspitzen_20_39" draw:marker-end-width="0.45cm" draw:fill="none" fo:padding-top="0.05cm" fo:padding-bottom="0.05cm" fo:padding-left="0.05cm" fo:padding-right="0.05cm"/>
    </style:style>
    <style:style style:name="gr32" style:family="graphic" style:parent-style-name="objectwithoutfill">
      <style:graphic-properties svg:stroke-width="0.1cm" draw:marker-start-width="0.35cm" draw:marker-end="Linienspitzen_20_40" draw:marker-end-width="0.45cm" draw:fill="none" fo:padding-top="0.05cm" fo:padding-bottom="0.05cm" fo:padding-left="0.05cm" fo:padding-right="0.05cm"/>
    </style:style>
    <style:style style:name="gr33" style:family="graphic" style:parent-style-name="objectwithoutfill">
      <style:graphic-properties svg:stroke-width="0.1cm" draw:marker-start-width="0.35cm" draw:marker-end="Linienspitzen_20_41" draw:marker-end-width="0.45cm" draw:fill="none" fo:padding-top="0.05cm" fo:padding-bottom="0.05cm" fo:padding-left="0.05cm" fo:padding-right="0.05cm"/>
    </style:style>
    <style:style style:name="gr34" style:family="graphic" style:parent-style-name="objectwithoutfill">
      <style:graphic-properties svg:stroke-width="0.1cm" draw:marker-start-width="0.35cm" draw:marker-end="Linienspitzen_20_42" draw:marker-end-width="0.45cm" draw:fill="none" fo:padding-top="0.05cm" fo:padding-bottom="0.05cm" fo:padding-left="0.05cm" fo:padding-right="0.05cm"/>
    </style:style>
    <style:style style:name="gr35" style:family="graphic" style:parent-style-name="objectwithoutfill">
      <style:graphic-properties svg:stroke-width="0.1cm" draw:marker-start-width="0.35cm" draw:marker-end="Linienspitzen_20_43" draw:marker-end-width="0.45cm" draw:fill="none" fo:padding-top="0.05cm" fo:padding-bottom="0.05cm" fo:padding-left="0.05cm" fo:padding-right="0.05cm"/>
    </style:style>
    <style:style style:name="gr36" style:family="graphic" style:parent-style-name="objectwithoutfill">
      <style:graphic-properties svg:stroke-width="0.1cm" draw:marker-start-width="0.35cm" draw:marker-end="Linienspitzen_20_44" draw:marker-end-width="0.45cm" draw:fill="none" fo:padding-top="0.05cm" fo:padding-bottom="0.05cm" fo:padding-left="0.05cm" fo:padding-right="0.05cm"/>
    </style:style>
    <style:style style:name="gr37" style:family="graphic" style:parent-style-name="objectwithoutfill">
      <style:graphic-properties svg:stroke-width="0.1cm" draw:marker-start-width="0.35cm" draw:marker-end="Linienspitzen_20_45" draw:marker-end-width="0.45cm" draw:fill="none" fo:padding-top="0.05cm" fo:padding-bottom="0.05cm" fo:padding-left="0.05cm" fo:padding-right="0.05cm"/>
    </style:style>
    <style:style style:name="gr38" style:family="graphic" style:parent-style-name="objectwithoutfill">
      <style:graphic-properties svg:stroke-width="0.1cm" draw:marker-start-width="0.35cm" draw:marker-end="Linienspitzen_20_46" draw:marker-end-width="0.45cm" draw:fill="none" fo:padding-top="0.05cm" fo:padding-bottom="0.05cm" fo:padding-left="0.05cm" fo:padding-right="0.05cm"/>
    </style:style>
    <style:style style:name="gr39" style:family="graphic" style:parent-style-name="objectwithoutfill">
      <style:graphic-properties svg:stroke-width="0.1cm" draw:marker-start-width="0.35cm" draw:marker-end="Linienspitzen_20_47" draw:marker-end-width="0.45cm" draw:fill="none" fo:padding-top="0.05cm" fo:padding-bottom="0.05cm" fo:padding-left="0.05cm" fo:padding-right="0.05cm"/>
    </style:style>
    <style:style style:name="gr40" style:family="graphic" style:parent-style-name="standard">
      <style:graphic-properties draw:textarea-horizontal-align="justify" draw:textarea-vertical-align="middle" draw:auto-grow-height="false" fo:min-height="51.25cm" fo:min-width="87.75cm"/>
    </style:style>
    <style:style style:name="gr41" style:family="graphic" style:parent-style-name="standard">
      <style:graphic-properties draw:stroke="dash" draw:stroke-dash="Long_20_Dash" svg:stroke-width="0.05cm" svg:stroke-color="#ffbf00" draw:marker-start-width="0.275cm" draw:marker-end-width="0.275cm" svg:stroke-linecap="butt" draw:fill-color="#fff5ce" draw:textarea-horizontal-align="justify" draw:textarea-vertical-align="middle" draw:auto-grow-height="false" fo:min-height="6.95cm" fo:min-width="9.2cm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cm" draw:marker-start-width="0.35cm" draw:marker-end="Linienspitzen_20_48" draw:marker-end-width="0.45cm" draw:fill="none" fo:padding-top="0.05cm" fo:padding-bottom="0.05cm" fo:padding-left="0.05cm" fo:padding-right="0.05cm"/>
    </style:style>
    <style:style style:name="gr43" style:family="graphic" style:parent-style-name="objectwithoutfill">
      <style:graphic-properties svg:stroke-width="0.1cm" draw:marker-start-width="0.35cm" draw:marker-end="Linienspitzen_20_51" draw:marker-end-width="0.45cm" draw:fill="none" fo:padding-top="0.05cm" fo:padding-bottom="0.05cm" fo:padding-left="0.05cm" fo:padding-right="0.05cm"/>
    </style:style>
    <style:style style:name="gr44" style:family="graphic" style:parent-style-name="objectwithoutfill">
      <style:graphic-properties svg:stroke-width="0.1cm" draw:marker-start-width="0.35cm" draw:marker-end="Linienspitzen_20_52" draw:marker-end-width="0.45cm" draw:fill="none" fo:padding-top="0.05cm" fo:padding-bottom="0.05cm" fo:padding-left="0.05cm" fo:padding-right="0.05cm"/>
    </style:style>
    <style:style style:name="gr45" style:family="graphic" style:parent-style-name="objectwithoutfill">
      <style:graphic-properties svg:stroke-width="0.1cm" draw:marker-start-width="0.35cm" draw:marker-end="Linienspitzen_20_53" draw:marker-end-width="0.45cm" draw:fill="none" fo:padding-top="0.05cm" fo:padding-bottom="0.05cm" fo:padding-left="0.05cm" fo:padding-right="0.05cm"/>
    </style:style>
    <style:style style:name="gr46" style:family="graphic" style:parent-style-name="objectwithoutfill">
      <style:graphic-properties svg:stroke-width="0.1cm" draw:marker-start-width="0.35cm" draw:marker-end="Linienspitzen_20_54" draw:marker-end-width="0.45cm" draw:fill="none" fo:padding-top="0.05cm" fo:padding-bottom="0.05cm" fo:padding-left="0.05cm" fo:padding-right="0.05cm"/>
    </style:style>
    <style:style style:name="gr47" style:family="graphic" style:parent-style-name="objectwithoutfill">
      <style:graphic-properties svg:stroke-width="0.1cm" draw:marker-start-width="0.35cm" draw:marker-end="Linienspitzen_20_55" draw:marker-end-width="0.45cm" draw:fill="none" fo:padding-top="0.05cm" fo:padding-bottom="0.05cm" fo:padding-left="0.05cm" fo:padding-right="0.05cm"/>
    </style:style>
    <style:style style:name="gr48" style:family="graphic" style:parent-style-name="objectwithoutfill">
      <style:graphic-properties svg:stroke-width="0.1cm" draw:marker-start-width="0.35cm" draw:marker-end="Linienspitzen_20_56" draw:marker-end-width="0.45cm" draw:fill="none" fo:padding-top="0.05cm" fo:padding-bottom="0.05cm" fo:padding-left="0.05cm" fo:padding-right="0.05cm"/>
    </style:style>
    <style:style style:name="gr49" style:family="graphic" style:parent-style-name="objectwithoutfill">
      <style:graphic-properties svg:stroke-width="0.1cm" draw:marker-start-width="0.35cm" draw:marker-end="Linienspitzen_20_57" draw:marker-end-width="0.45cm" draw:fill="none" fo:padding-top="0.05cm" fo:padding-bottom="0.05cm" fo:padding-left="0.05cm" fo:padding-right="0.05cm"/>
    </style:style>
    <style:style style:name="gr50" style:family="graphic" style:parent-style-name="objectwithoutfill">
      <style:graphic-properties svg:stroke-width="0.1cm" draw:marker-start-width="0.35cm" draw:marker-end="Linienspitzen_20_58" draw:marker-end-width="0.45cm" draw:fill="none" fo:padding-top="0.05cm" fo:padding-bottom="0.05cm" fo:padding-left="0.05cm" fo:padding-right="0.05cm"/>
    </style:style>
    <style:style style:name="gr51" style:family="graphic" style:parent-style-name="objectwithoutfill">
      <style:graphic-properties svg:stroke-width="0.1cm" draw:marker-start-width="0.35cm" draw:marker-end="Linienspitzen_20_59" draw:marker-end-width="0.45cm" draw:fill="none" fo:padding-top="0.05cm" fo:padding-bottom="0.05cm" fo:padding-left="0.05cm" fo:padding-right="0.05cm"/>
    </style:style>
    <style:style style:name="gr52" style:family="graphic" style:parent-style-name="objectwithoutfill">
      <style:graphic-properties svg:stroke-width="0.1cm" draw:marker-start-width="0.35cm" draw:marker-end="Linienspitzen_20_60" draw:marker-end-width="0.45cm" draw:fill="non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="Linienspitzen_20_62" draw:marker-end-width="0.45cm" draw:fill="none" fo:padding-top="0.05cm" fo:padding-bottom="0.05cm" fo:padding-left="0.05cm" fo:padding-right="0.05cm"/>
    </style:style>
    <style:style style:name="gr54" style:family="graphic" style:parent-style-name="standard">
      <style:graphic-properties draw:stroke="dash" draw:stroke-dash="Long_20_Dash" svg:stroke-width="0.05cm" svg:stroke-color="#ffbf00" draw:marker-start-width="0.275cm" draw:marker-end-width="0.275cm" svg:stroke-linecap="butt" draw:fill-color="#fff5ce" draw:textarea-horizontal-align="justify" draw:textarea-vertical-align="middle" draw:auto-grow-height="false" fo:min-height="9.95cm" fo:min-width="13.2cm" fo:padding-top="0.15cm" fo:padding-bottom="0.15cm" fo:padding-left="0.275cm" fo:padding-right="0.275cm"/>
    </style:style>
    <style:style style:name="gr55" style:family="graphic" style:parent-style-name="standard">
      <style:graphic-properties draw:textarea-horizontal-align="justify" draw:textarea-vertical-align="middle" draw:auto-grow-height="false" fo:min-height="3.75cm" fo:min-width="9.25cm"/>
      <style:paragraph-properties style:writing-mode="lr-tb"/>
    </style:style>
    <style:style style:name="P1" style:family="paragraph">
      <style:paragraph-properties fo:margin-left="11.3cm" fo:margin-right="0cm" fo:text-align="center" fo:text-indent="0cm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5c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5b277d" loext:opacity="100%" fo:font-weight="bold" style:font-weight-asian="bold" style:font-weight-complex="bold"/>
    </style:style>
    <style:style style:name="P7" style:family="paragraph">
      <loext:graphic-properties draw:fill-color="#dedce6"/>
      <style:paragraph-properties fo:text-align="center" style:writing-mode="lr-tb"/>
      <style:text-properties fo:color="#5b277d" loext:opacity="100%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5b277d" loext:opacity="100%" fo:font-size="28pt" fo:font-weight="bold" style:font-weight-asian="bold" style:font-weight-complex="bold"/>
    </style:style>
    <style:style style:name="P12" style:family="paragraph">
      <loext:graphic-properties draw:fill-color="#dedce6"/>
      <style:paragraph-properties fo:text-align="center" style:writing-mode="lr-tb"/>
      <style:text-properties fo:color="#5b277d" loext:opacity="100%" fo:font-size="28pt" fo:font-weight="bold" style:font-weight-asian="bold" style:font-weight-complex="bold"/>
    </style:style>
    <style:style style:name="P13" style:family="paragraph">
      <style:text-properties fo:font-size="28pt"/>
    </style:style>
    <style:style style:name="P14" style:family="paragraph">
      <loext:graphic-properties draw:fill="none" draw:fill-color="#ffffff"/>
      <style:text-properties fo:font-size="2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4pt" style:font-size-asian="14pt" style:font-size-complex="14pt"/>
    </style:style>
    <style:style style:name="P17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5b277d" loext:opacity="100%" fo:font-size="28pt" fo:font-weight="bold" style:font-weight-asian="bold" style:font-weight-complex="bold"/>
    </style:style>
    <style:style style:name="P20" style:family="paragraph">
      <loext:graphic-properties draw:fill="none"/>
      <style:paragraph-properties fo:margin-left="11.3cm" fo:margin-right="0cm" fo:text-align="center" fo:text-indent="0cm"/>
    </style:style>
    <style:style style:name="T1" style:family="text">
      <style:text-properties fo:color="#5b277d" loext:opacity="100%" fo:font-size="28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/>
    </style:style>
    <style:style style:name="T4" style:family="text">
      <style:text-properties fo:font-size="16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3.75cm" svg:height="57.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cm" svg:height="24.75cm" svg:x="1cm" svg:y="3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25cm" svg:height="3cm" svg:x="5cm" svg:y="18.052cm">
          <draw:text-box>
            <text:p/>
          </draw:text-box>
        </draw:frame>
        <draw:custom-shape draw:style-name="gr4" draw:text-style-name="P4" xml:id="id20" draw:id="id20" draw:layer="layout" svg:width="14.5cm" svg:height="15.5cm" svg:x="4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75cm" svg:height="14.5cm" svg:x="4.5cm" svg:y="16.8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5.5cm" svg:height="3.75cm" svg:x="12.75cm" svg:y="22.552cm">
          <text:p text:style-name="P6"><text:span text:style-name="T1">uct-frontend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4.217cm" svg:height="3.25cm" svg:x="4.783cm" svg:y="24.552cm">
          <text:p text:style-name="P8"><text:span text:style-name="T2">VueJS-Bundl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9" xml:id="id5" draw:id="id5" draw:layer="layout" svg:width="4.217cm" svg:height="3.25cm" svg:x="4.783cm" svg:y="27.802cm">
          <text:p text:style-name="P8"><text:span text:style-name="T2">CentraXX-Java-Schem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9" xml:id="id3" draw:id="id3" draw:layer="layout" svg:width="4.217cm" svg:height="3.25cm" svg:x="4.783cm" svg:y="21.302cm">
          <text:p text:style-name="P8"><text:span text:style-name="T2">CentraXX-Export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9" xml:id="id1" draw:id="id1" draw:layer="layout" svg:width="4.217cm" svg:height="3.25cm" svg:x="4.783cm" svg:y="18.052cm">
          <text:p text:style-name="P8"><text:span text:style-name="T2">APProVe Domain DTO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10" draw:layer="layout" svg:x1="9cm" svg:y1="19.677cm" svg:x2="12.75cm" svg:y2="24.427cm" draw:start-shape="id1" draw:start-glue-point="7" draw:end-shape="id2" draw:end-glue-point="3" svg:d="M9000 19677h1863v4750h1887" svg:viewBox="0 0 3751 4751">
          <text:p/>
        </draw:connector>
        <draw:connector draw:style-name="gr9" draw:text-style-name="P10" draw:layer="layout" svg:x1="9cm" svg:y1="22.927cm" svg:x2="12.75cm" svg:y2="24.427cm" draw:start-shape="id3" draw:start-glue-point="7" draw:end-shape="id2" draw:end-glue-point="3" svg:d="M9000 22927h1863v1500h1887" svg:viewBox="0 0 3751 1501">
          <text:p/>
        </draw:connector>
        <draw:connector draw:style-name="gr10" draw:text-style-name="P10" draw:layer="layout" svg:x1="9cm" svg:y1="26.177cm" svg:x2="12.75cm" svg:y2="24.427cm" draw:start-shape="id4" draw:start-glue-point="7" draw:end-shape="id2" draw:end-glue-point="3" svg:d="M9000 26177h1863v-1750h1887" svg:viewBox="0 0 3751 1751">
          <text:p/>
        </draw:connector>
        <draw:connector draw:style-name="gr11" draw:text-style-name="P10" draw:layer="layout" svg:x1="9cm" svg:y1="29.427cm" svg:x2="12.75cm" svg:y2="24.427cm" draw:start-shape="id5" draw:start-glue-point="7" draw:end-shape="id2" draw:end-glue-point="3" svg:d="M9000 29427h1863v-5000h1887" svg:viewBox="0 0 3751 5001">
          <text:p/>
        </draw:connector>
        <draw:frame draw:style-name="gr12" draw:text-style-name="P3" draw:layer="layout" svg:width="4.25cm" svg:height="2.75cm" svg:x="5cm" svg:y="16.052cm">
          <draw:text-box>
            <text:p>Dependencies</text:p>
          </draw:text-box>
        </draw:frame>
        <draw:custom-shape draw:style-name="gr13" draw:text-style-name="P4" xml:id="id11" draw:id="id11" draw:layer="layout" svg:width="9.75cm" svg:height="7.5cm" svg:x="34.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9.25cm" svg:height="2.9cm" svg:x="34.75cm" svg:y="24.6cm">
          <text:p text:style-name="P11"><text:span text:style-name="T1">uct-config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13.25cm" svg:y="21.052cm">
          <draw:text-box draw:corner-radius="0.5cm">
            <text:p><text:s text:c="3"/>Spring Boot</text:p>
          </draw:text-box>
        </draw:frame>
        <draw:frame draw:style-name="gr16" draw:text-style-name="P3" draw:layer="layout" svg:width="0.002cm" svg:height="0.937cm" svg:x="14cm" svg:y="16.149cm">
          <draw:text-box>
            <text:p/>
          </draw:text-box>
        </draw:frame>
        <draw:frame draw:style-name="gr15" draw:text-style-name="P3" draw:layer="layout" svg:width="4.5cm" svg:height="0.75cm" svg:x="37.25cm" svg:y="20.7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34.75cm" svg:y="21.5cm">
          <text:p text:style-name="P5"/>
          <text:p text:style-name="P5"/>
          <text:p text:style-name="P5">Stores configuration files for all Spring Boot Applications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layout" svg:width="9.75cm" svg:height="7.5cm" svg:x="63cm" svg:y="2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9cm" svg:height="2.9cm" svg:x="63.5cm" svg:y="30.85cm">
          <text:p text:style-name="P11"><text:span text:style-name="T1">uct-eureka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65.75cm" svg:y="27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63.25cm" svg:y="27.75cm">
          <text:p text:style-name="P5"/>
          <text:p text:style-name="P5"/>
          <text:p text:style-name="P5">Service Discovery</text:p>
          <text:p text:style-name="P5">Every service has to connect to Eureka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12" draw:id="id12" draw:layer="layout" svg:width="9.75cm" svg:height="7.5cm" svg:x="44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46.75cm" svg:y="39.2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44.25cm" svg:y="40cm">
          <text:p text:style-name="P5"/>
          <text:p text:style-name="P5"/>
          <text:p text:style-name="P5">All project related objects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9" draw:text-style-name="P4" xml:id="id13" draw:id="id13" draw:layer="layout" svg:width="16.5cm" svg:height="11.75cm" svg:x="51.184cm" svg:y="1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9" draw:id="id19" draw:layer="layout" svg:width="4.75cm" svg:height="10.75cm" svg:x="62.684cm" svg:y="2.1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" draw:id="id7" draw:layer="layout" svg:width="6.25cm" svg:height="4cm" svg:x="52.934cm" svg:y="5.433cm">
          <text:p text:style-name="P11"><text:span text:style-name="T1">uct-project-import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53.934cm" svg:y="4.433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51.434cm" svg:y="9.683cm">
          <text:p text:style-name="P5"/>
          <text:p text:style-name="P5"/>
          <text:p text:style-name="P5">BETA</text:p>
          <text:p text:style-name="P5">Imports projects from JSON-Exports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4.217cm" svg:height="3.25cm" svg:x="62.967cm" svg:y="5.845cm">
          <text:p text:style-name="P8"><text:span text:style-name="T2">uct-backend-servic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2" draw:text-style-name="P10" draw:layer="layout" draw:line-skew="-0.528cm" svg:x1="62.967cm" svg:y1="7.47cm" svg:x2="59.184cm" svg:y2="7.433cm" draw:start-shape="id6" draw:start-glue-point="5" draw:end-shape="id7" draw:end-glue-point="1" svg:d="M62967 7470h-2408v-37h-1375" svg:viewBox="0 0 3784 38">
          <text:p/>
        </draw:connector>
        <draw:frame draw:style-name="gr12" draw:text-style-name="P3" draw:layer="layout" svg:width="4.25cm" svg:height="2.75cm" svg:x="62.934cm" svg:y="2.433cm">
          <draw:text-box>
            <text:p>Dependencies</text:p>
          </draw:text-box>
        </draw:frame>
        <draw:custom-shape draw:style-name="gr19" draw:text-style-name="P4" xml:id="id10" draw:id="id10" draw:layer="layout" svg:width="16.5cm" svg:height="11.75cm" svg:x="11cm" svg:y="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4.75cm" svg:height="10.75cm" svg:x="11.5cm" svg:y="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9" draw:id="id9" draw:layer="layout" svg:width="6.5cm" svg:height="2.9cm" svg:x="19.25cm" svg:y="6.35cm">
          <text:p text:style-name="P11"><text:span text:style-name="T1">uct-draft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20.5cm" svg:y="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18cm" svg:y="9.5cm">
          <text:p text:style-name="P5"/>
          <text:p text:style-name="P5"/>
          <text:p text:style-name="P5">UNFINISHED</text:p>
          <text:p text:style-name="P5">Creates Drafts for Projects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9" xml:id="id8" draw:id="id8" draw:layer="layout" svg:width="4.217cm" svg:height="3.25cm" svg:x="11.783cm" svg:y="6.162cm">
          <text:p text:style-name="P8"><text:span text:style-name="T2">uct-backend-servic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2" draw:text-style-name="P10" draw:layer="layout" svg:x1="16cm" svg:y1="7.787cm" svg:x2="19.25cm" svg:y2="7.8cm" draw:start-shape="id8" draw:start-glue-point="7" draw:end-shape="id9" draw:end-glue-point="3" svg:d="M16000 7787h1613v13h1637" svg:viewBox="0 0 3251 14">
          <text:p/>
        </draw:connector>
        <draw:frame draw:style-name="gr12" draw:text-style-name="P3" draw:layer="layout" svg:width="4.25cm" svg:height="2.75cm" svg:x="11.75cm" svg:y="2.75cm">
          <draw:text-box>
            <text:p>Dependencies</text:p>
          </draw:text-box>
        </draw:frame>
        <draw:custom-shape draw:style-name="gr13" draw:text-style-name="P4" xml:id="id21" draw:id="id21" draw:layer="layout" svg:width="9.75cm" svg:height="7.5cm" svg:x="23.5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9cm" svg:height="2.9cm" svg:x="23.75cm" svg:y="38.1cm">
          <text:p text:style-name="P11"><text:span text:style-name="T1">uct-user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xml:id="id14" draw:id="id14" draw:layer="layout" svg:width="4.5cm" svg:height="0.75cm" svg:x="26.25cm" svg:y="34.2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23.75cm" svg:y="35cm">
          <text:p text:style-name="P5"/>
          <text:p text:style-name="P5"/>
          <text:p text:style-name="P5">Connects to a service provider.</text:p>
          <text:p text:style-name="P5">In this case Keycloak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9.75cm" svg:height="7.5cm" svg:x="73.25cm" svg:y="1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9cm" svg:height="2.9cm" svg:x="73.5cm" svg:y="19.35cm">
          <text:p text:style-name="P11"><text:span text:style-name="T1">uct-manual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76.5cm" svg:y="15.5cm">
          <draw:text-box draw:corner-radius="0.5cm">
            <text:p>VuePress</text:p>
          </draw:text-box>
        </draw:frame>
        <draw:custom-shape draw:style-name="gr17" draw:text-style-name="P5" draw:layer="layout" svg:width="9.25cm" svg:height="2.75cm" svg:x="73.5cm" svg:y="16.25cm">
          <text:p text:style-name="P5"/>
          <text:p text:style-name="P5"/>
          <text:p text:style-name="P5">Documentation of APProVe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18" draw:id="id18" draw:layer="layout" svg:width="9.75cm" svg:height="7.5cm" svg:x="66.75cm" svg:y="4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9.25cm" svg:height="2.9cm" svg:x="67cm" svg:y="52.85cm">
          <text:p text:style-name="P11"><text:span text:style-name="T1">uct-email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75cm" svg:height="0.75cm" svg:x="70.25cm" svg:y="49cm">
          <draw:text-box draw:corner-radius="0.5cm">
            <text:p>GoLang</text:p>
          </draw:text-box>
        </draw:frame>
        <draw:custom-shape draw:style-name="gr17" draw:text-style-name="P5" draw:layer="layout" svg:width="9.25cm" svg:height="2.75cm" svg:x="67cm" svg:y="49.75cm">
          <text:p text:style-name="P5"/>
          <text:p text:style-name="P5"/>
          <text:p text:style-name="P5">Saves E-Mail templates and connection strings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17" draw:id="id17" draw:layer="layout" svg:width="9.75cm" svg:height="7.5cm" svg:x="54.75cm" svg:y="4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9.25cm" svg:height="2.9cm" svg:x="55cm" svg:y="52.85cm">
          <text:p text:style-name="P11"><text:span text:style-name="T1">uct-automation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75cm" svg:height="0.75cm" svg:x="58.25cm" svg:y="49cm">
          <draw:text-box draw:corner-radius="0.5cm">
            <text:p>GoLang</text:p>
          </draw:text-box>
        </draw:frame>
        <draw:custom-shape draw:style-name="gr17" draw:text-style-name="P5" draw:layer="layout" svg:width="9.25cm" svg:height="2.75cm" svg:x="55cm" svg:y="49.75cm">
          <text:p text:style-name="P5"/>
          <text:p text:style-name="P5"/>
          <text:p text:style-name="P5">Stores rules that are executed when a project is created or edited.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15" draw:id="id15" draw:layer="layout" svg:width="9.75cm" svg:height="7.5cm" svg:x="72.5cm" svg:y="3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9.25cm" svg:height="2.9cm" svg:x="72.75cm" svg:y="42.35cm">
          <text:p text:style-name="P11"><text:span text:style-name="T1">uct-comment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75cm" svg:height="0.75cm" svg:x="76cm" svg:y="38.5cm">
          <draw:text-box draw:corner-radius="0.5cm">
            <text:p>GoLang</text:p>
          </draw:text-box>
        </draw:frame>
        <draw:custom-shape draw:style-name="gr17" draw:text-style-name="P5" draw:layer="layout" svg:width="9.25cm" svg:height="2.75cm" svg:x="72.75cm" svg:y="39.25cm">
          <text:p text:style-name="P5"/>
          <text:p text:style-name="P5"/>
          <text:p text:style-name="P5">Stores comments on projects.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9.75cm" svg:height="7.5cm" svg:x="7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5.5cm" svg:height="2.9cm" svg:x="75.25cm" svg:y="10.1cm">
          <text:p text:style-name="P11"><text:span text:style-name="T1">Keyclo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9.25cm" svg:height="2.75cm" svg:x="73.25cm" svg:y="7cm">
          <text:p text:style-name="P5"/>
          <text:p text:style-name="P5"/>
          <text:p text:style-name="P5">Authentication service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9.75cm" svg:height="4.25cm" svg:x="3.75cm" svg:y="3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75cm" svg:height="0.75cm" svg:x="7.5cm" svg:y="35.5cm">
          <draw:text-box draw:corner-radius="0.5cm">
            <text:p>VueJS 2</text:p>
          </draw:text-box>
        </draw:frame>
        <draw:custom-shape draw:style-name="gr17" draw:text-style-name="P5" draw:layer="layout" svg:width="9.25cm" svg:height="2.75cm" svg:x="4cm" svg:y="36.25cm">
          <text:p text:style-name="P5"/>
          <text:p text:style-name="P5"/>
          <text:p text:style-name="P5">Frontend written in javascript and bundled in webpack5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7cm" svg:height="2.75cm" svg:x="7cm" svg:y="31.5cm">
          <draw:text-box>
            <text:p text:style-name="P13"><text:span text:style-name="T3">Dependencies</text:span></text:p>
          </draw:text-box>
        </draw:frame>
        <draw:custom-shape draw:style-name="gr25" draw:text-style-name="P4" draw:layer="layout" svg:width="9.75cm" svg:height="4.25cm" svg:x="3.75cm" svg:y="4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1.75cm" svg:height="0.75cm" svg:x="8cm" svg:y="41.5cm">
          <draw:text-box draw:corner-radius="0.5cm">
            <text:p>Java</text:p>
          </draw:text-box>
        </draw:frame>
        <draw:custom-shape draw:style-name="gr17" draw:text-style-name="P5" draw:layer="layout" svg:width="9.25cm" svg:height="2.75cm" svg:x="4cm" svg:y="42.25cm">
          <text:p text:style-name="P5"/>
          <text:p text:style-name="P5"/>
          <text:p text:style-name="P15"><text:span text:style-name="T4">All Objects of uct-backend-service as package without services, repositories and controllers.</text:span>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9.75cm" svg:height="4.25cm" svg:x="3.75cm" svg:y="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1.75cm" svg:height="0.75cm" svg:x="8cm" svg:y="47.25cm">
          <draw:text-box draw:corner-radius="0.5cm">
            <text:p>Java</text:p>
          </draw:text-box>
        </draw:frame>
        <draw:custom-shape draw:style-name="gr17" draw:text-style-name="P5" draw:layer="layout" svg:width="9.25cm" svg:height="2.75cm" svg:x="4cm" svg:y="48cm">
          <text:p text:style-name="P5"/>
          <text:p text:style-name="P5"/>
          <text:p text:style-name="P15"><text:span text:style-name="T4">Functions to build a xml for CentraXX. Leaders and projects can be exported.</text:span>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217cm" svg:height="3.25cm" svg:x="15.533cm" svg:y="41.75cm">
          <text:p text:style-name="P8"><text:span text:style-name="T2">APProVe Domain DTO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9" draw:layer="layout" svg:width="4.217cm" svg:height="3.25cm" svg:x="15.5cm" svg:y="35.75cm">
          <text:p text:style-name="P8"><text:span text:style-name="T2">VueJS-Bundl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17" draw:layer="layout" svg:width="4.217cm" svg:height="3.25cm" svg:x="15.5cm" svg:y="47.5cm">
          <text:p text:style-name="P16"><text:span text:style-name="T2">CentraXX-Export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4" draw:layer="layout" svg:width="9.75cm" svg:height="4.25cm" svg:x="3.783cm" svg:y="5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1.75cm" svg:height="0.75cm" svg:x="8.033cm" svg:y="53.5cm">
          <draw:text-box draw:corner-radius="0.5cm">
            <text:p>Java</text:p>
          </draw:text-box>
        </draw:frame>
        <draw:custom-shape draw:style-name="gr17" draw:text-style-name="P5" draw:layer="layout" svg:width="9.25cm" svg:height="2.75cm" svg:x="4.033cm" svg:y="54.25cm">
          <text:p text:style-name="P5"/>
          <text:p text:style-name="P5"/>
          <text:p text:style-name="P15"><text:span text:style-name="T4">Complete CentraXX class files in java</text:span>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217cm" svg:height="3.25cm" svg:x="15.533cm" svg:y="53.75cm">
          <text:p text:style-name="P16"><text:span text:style-name="T2">CentraXX-Java-Schem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8" draw:text-style-name="P10" draw:layer="layout" svg:x1="27.5cm" svg:y1="7.625cm" svg:x2="39.375cm" svg:y2="20.5cm" draw:start-shape="id10" draw:start-glue-point="1" draw:end-shape="id11" draw:end-glue-point="0" svg:d="M27500 7625h11875v12875" svg:viewBox="0 0 11876 12876">
          <text:p/>
        </draw:connector>
        <draw:connector draw:style-name="gr29" draw:text-style-name="P10" draw:layer="layout" svg:x1="48.875cm" svg:y1="39cm" svg:x2="44.25cm" svg:y2="24.25cm" draw:start-shape="id12" draw:start-glue-point="0" draw:end-shape="id11" draw:end-glue-point="1" svg:d="M48875 39000v-14750h-4625" svg:viewBox="0 0 4626 14751">
          <text:p/>
        </draw:connector>
        <draw:connector draw:style-name="gr30" draw:text-style-name="P10" draw:layer="layout" svg:x1="51.184cm" svg:y1="7.558cm" svg:x2="39.375cm" svg:y2="20.5cm" draw:start-shape="id13" draw:start-glue-point="3" draw:end-shape="id11" draw:end-glue-point="0" svg:d="M51184 7558h-11809v12942" svg:viewBox="0 0 11810 12943">
          <text:p/>
        </draw:connector>
        <draw:connector draw:style-name="gr31" draw:text-style-name="P10" draw:layer="layout" svg:x1="28.5cm" svg:y1="34.25cm" svg:x2="39.375cm" svg:y2="28cm" draw:start-shape="id14" draw:start-glue-point="0" draw:end-shape="id11" draw:end-glue-point="2" svg:d="M28500 34250v-3112h10875v-3138" svg:viewBox="0 0 10876 6251">
          <text:p/>
        </draw:connector>
        <draw:connector draw:style-name="gr32" draw:text-style-name="P10" draw:layer="layout" svg:x1="77.375cm" svg:y1="38.25cm" svg:x2="67.875cm" svg:y2="34.25cm" draw:start-shape="id15" draw:start-glue-point="0" draw:end-shape="id16" draw:end-glue-point="2" svg:d="M77375 38250v-2000h-9500v-2000" svg:viewBox="0 0 9501 4001">
          <text:p/>
        </draw:connector>
        <draw:connector draw:style-name="gr33" draw:text-style-name="P10" draw:layer="layout" svg:x1="59.625cm" svg:y1="48.75cm" svg:x2="67.875cm" svg:y2="34.25cm" draw:start-shape="id17" draw:start-glue-point="0" draw:end-shape="id16" draw:end-glue-point="2" svg:d="M59625 48750v-7250h8250v-7250" svg:viewBox="0 0 8251 14501">
          <text:p/>
        </draw:connector>
        <draw:connector draw:style-name="gr34" draw:text-style-name="P10" draw:layer="layout" svg:x1="71.625cm" svg:y1="48.75cm" svg:x2="67.875cm" svg:y2="34.25cm" draw:start-shape="id18" draw:start-glue-point="0" draw:end-shape="id16" draw:end-glue-point="2" svg:d="M71625 48750v-7250h-3750v-7250" svg:viewBox="0 0 3751 14501">
          <text:p/>
        </draw:connector>
        <draw:connector draw:style-name="gr35" draw:text-style-name="P10" draw:layer="layout" svg:x1="67.434cm" svg:y1="7.558cm" svg:x2="67.875cm" svg:y2="26.75cm" draw:start-shape="id19" draw:start-glue-point="1" draw:end-shape="id16" draw:end-glue-point="0" svg:d="M67434 7558h501v12272h-60v6920" svg:viewBox="0 0 502 19193">
          <text:p/>
        </draw:connector>
        <draw:connector draw:style-name="gr36" draw:text-style-name="P10" draw:layer="layout" svg:x1="53.75cm" svg:y1="42.75cm" svg:x2="63cm" svg:y2="30.5cm" draw:start-shape="id12" draw:start-glue-point="1" draw:end-shape="id16" draw:end-glue-point="3" svg:d="M53750 42750h4625v-12250h4625" svg:viewBox="0 0 9251 12251">
          <text:p/>
        </draw:connector>
        <draw:connector draw:style-name="gr37" draw:text-style-name="P10" draw:layer="layout" draw:line-skew="0cm 17.75cm" svg:x1="11.25cm" svg:y1="16.5cm" svg:x2="63cm" svg:y2="30.5cm" draw:start-shape="id20" draw:start-glue-point="0" draw:end-shape="id16" draw:end-glue-point="3" svg:d="M11250 16500v-525h47250v14525h4500" svg:viewBox="0 0 51751 14526">
          <text:p/>
        </draw:connector>
        <draw:connector draw:style-name="gr38" draw:text-style-name="P10" draw:layer="layout" draw:line-skew="-6.625cm" svg:x1="33.25cm" svg:y1="37.75cm" svg:x2="63cm" svg:y2="30.5cm" draw:start-shape="id21" draw:start-glue-point="1" draw:end-shape="id16" draw:end-glue-point="3" svg:d="M33250 37750h8250v-7250h21500" svg:viewBox="0 0 29751 7251">
          <text:p/>
        </draw:connector>
        <draw:connector draw:style-name="gr39" draw:text-style-name="P10" draw:layer="layout" svg:x1="18.5cm" svg:y1="24.25cm" svg:x2="34.5cm" svg:y2="24.25cm" draw:start-shape="id20" draw:start-glue-point="1" draw:end-shape="id11" draw:end-glue-point="3" svg:d="M18500 24250h16000" svg:viewBox="0 0 16001 1">
          <text:p/>
        </draw:connector>
        <draw:custom-shape draw:style-name="gr18" draw:text-style-name="P12" draw:layer="layout" svg:width="9cm" svg:height="2.9cm" svg:x="44.5cm" svg:y="43.35cm">
          <text:p text:style-name="P11"><text:span text:style-name="T1">uct-backend-servi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40" draw:text-style-name="P1" draw:layer="layout" svg:width="87.75cm" svg:height="51.25cm" svg:x="4.5cm" svg:y="3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22" draw:id="id22" draw:layer="layout" svg:width="9.75cm" svg:height="7.5cm" svg:x="43.7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46.5cm" svg:y="4.7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44cm" svg:y="5.5cm">
          <text:p text:style-name="P5"/>
          <text:p text:style-name="P5"/>
          <text:p text:style-name="P5">Frontend with VueJs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26" draw:id="id26" draw:layer="layout" svg:width="9.75cm" svg:height="7.5cm" svg:x="31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9cm" svg:height="2.9cm" svg:x="31.25cm" svg:y="39.6cm">
          <text:p text:style-name="P11"><text:span text:style-name="T1">uct-user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33.75cm" svg:y="35.7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31.25cm" svg:y="36.5cm">
          <text:p text:style-name="P5"/>
          <text:p text:style-name="P5"/>
          <text:p text:style-name="P5">Connects to a service provider.</text:p>
          <text:p text:style-name="P5">In this case Keycloak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25" draw:id="id25" draw:layer="layout" svg:width="9.75cm" svg:height="7.5cm" svg:x="18cm" svg:y="2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9.25cm" svg:height="2.9cm" svg:x="18.25cm" svg:y="31.6cm">
          <text:p text:style-name="P11"><text:span text:style-name="T1">uct-email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75cm" svg:height="0.75cm" svg:x="21.5cm" svg:y="27.75cm">
          <draw:text-box draw:corner-radius="0.5cm">
            <text:p>GoLang</text:p>
          </draw:text-box>
        </draw:frame>
        <draw:custom-shape draw:style-name="gr17" draw:text-style-name="P5" draw:layer="layout" svg:width="9.25cm" svg:height="2.75cm" svg:x="18.25cm" svg:y="28.5cm">
          <text:p text:style-name="P5"/>
          <text:p text:style-name="P5"/>
          <text:p text:style-name="P5">Saves E-Mail templates and connection strings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41" draw:text-style-name="P4" xml:id="id27" draw:id="id27" draw:layer="layout" svg:width="9.75cm" svg:height="7.25cm" svg:x="56.75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9.25cm" svg:height="2.9cm" svg:x="57cm" svg:y="39.35cm">
          <text:p text:style-name="P11"><text:span text:style-name="T1">uct-automation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75cm" svg:height="0.75cm" svg:x="60.25cm" svg:y="35.5cm">
          <draw:text-box draw:corner-radius="0.5cm">
            <text:p>GoLang</text:p>
          </draw:text-box>
        </draw:frame>
        <draw:custom-shape draw:style-name="gr17" draw:text-style-name="P5" draw:layer="layout" svg:width="9.25cm" svg:height="2.75cm" svg:x="57cm" svg:y="36.25cm">
          <text:p text:style-name="P5"/>
          <text:p text:style-name="P5"/>
          <text:p text:style-name="P5">Stores rules that are executed when a project is created or edited.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31" draw:id="id31" draw:layer="layout" svg:width="9.75cm" svg:height="7.5cm" svg:x="69.75cm" svg:y="2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9.25cm" svg:height="2.9cm" svg:x="70cm" svg:y="31.6cm">
          <text:p text:style-name="P11"><text:span text:style-name="T1">uct-comment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75cm" svg:height="0.75cm" svg:x="73.25cm" svg:y="27.75cm">
          <draw:text-box draw:corner-radius="0.5cm">
            <text:p>GoLang</text:p>
          </draw:text-box>
        </draw:frame>
        <draw:custom-shape draw:style-name="gr17" draw:text-style-name="P5" draw:layer="layout" svg:width="9.25cm" svg:height="2.75cm" svg:x="70cm" svg:y="28.5cm">
          <text:p text:style-name="P5"/>
          <text:p text:style-name="P5"/>
          <text:p text:style-name="P5">Stores comments on projects.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4" xml:id="id28" draw:id="id28" draw:layer="layout" svg:width="9.75cm" svg:height="7.5cm" svg:x="5.063cm" svg:y="35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5.5cm" svg:height="2.9cm" svg:x="7.313cm" svg:y="39.602cm">
          <text:p text:style-name="P11"><text:span text:style-name="T1">Keyclo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9.25cm" svg:height="2.75cm" svg:x="5.313cm" svg:y="36.502cm">
          <text:p text:style-name="P5"/>
          <text:p text:style-name="P5"/>
          <text:p text:style-name="P5">Authentication service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cm" svg:height="2.9cm" svg:x="44.25cm" svg:y="8.85cm">
          <text:p text:style-name="P11"><text:span text:style-name="T1">uct-frontend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24" draw:id="id24" draw:layer="layout" svg:width="9.75cm" svg:height="7.5cm" svg:x="43.75cm" svg:y="4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46.5cm" svg:y="43.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44cm" svg:y="44.25cm">
          <text:p text:style-name="P5"/>
          <text:p text:style-name="P5"/>
          <text:p text:style-name="P5">All project related objects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cm" svg:height="2.9cm" svg:x="44.25cm" svg:y="47.6cm">
          <text:p text:style-name="P11"><text:span text:style-name="T1">uct-backend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30" draw:id="id30" draw:layer="layout" svg:width="9.75cm" svg:height="7.5cm" svg:x="82.75cm" svg:y="2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85.5cm" svg:y="20.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83cm" svg:y="21.25cm">
          <text:p text:style-name="P5"/>
          <text:p text:style-name="P5"/>
          <text:p text:style-name="P18">UNFINISHED</text:p>
          <text:p text:style-name="P18">Creates Drafts for Projects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cm" svg:height="2.9cm" svg:x="83.25cm" svg:y="24.6cm">
          <text:p text:style-name="P19"><text:span text:style-name="T1">uct-draft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29" draw:id="id29" draw:layer="layout" svg:width="9.75cm" svg:height="7.5cm" svg:x="5cm" svg:y="2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7.75cm" svg:y="20.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5.25cm" svg:y="21.25cm">
          <text:p text:style-name="P5"/>
          <text:p text:style-name="P5"/>
          <text:p text:style-name="P18">BETA</text:p>
          <text:p text:style-name="P18">Imports projects from JSON-Exports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cm" svg:height="2.9cm" svg:x="5.5cm" svg:y="24.6cm">
          <text:p text:style-name="P19"><text:span text:style-name="T1">uct-project-import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23" draw:id="id23" draw:layer="layout" svg:width="9.75cm" svg:height="7.5cm" svg:x="43.75cm" svg:y="2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4.5cm" svg:height="0.75cm" svg:x="46.5cm" svg:y="20.5cm">
          <draw:text-box draw:corner-radius="0.5cm">
            <text:p><text:s text:c="3"/>Spring Boot</text:p>
          </draw:text-box>
        </draw:frame>
        <draw:custom-shape draw:style-name="gr17" draw:text-style-name="P5" draw:layer="layout" svg:width="9.25cm" svg:height="2.75cm" svg:x="44cm" svg:y="21.25cm">
          <text:p text:style-name="P5"/>
          <text:p text:style-name="P5"/>
          <text:p text:style-name="P5">Service Discovery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cm" svg:height="2.9cm" svg:x="44.25cm" svg:y="24.6cm">
          <text:p text:style-name="P11"><text:span text:style-name="T1">uct-eureka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0" draw:layer="layout" svg:x1="48.625cm" svg:y1="12cm" svg:x2="48.625cm" svg:y2="20.25cm" draw:start-shape="id22" draw:start-glue-point="2" draw:end-shape="id23" draw:end-glue-point="0" svg:d="M48625 12000v8250" svg:viewBox="0 0 1 8251">
          <text:p/>
        </draw:connector>
        <draw:connector draw:style-name="gr43" draw:text-style-name="P20" draw:layer="layout" svg:x1="43.75cm" svg:y1="47cm" svg:x2="22.875cm" svg:y2="35cm" draw:start-shape="id24" draw:start-glue-point="3" draw:end-shape="id25" draw:end-glue-point="2" svg:d="M43750 47000h-20875v-12000" svg:viewBox="0 0 20876 12001">
          <text:p/>
        </draw:connector>
        <draw:connector draw:style-name="gr44" draw:text-style-name="P20" draw:layer="layout" svg:x1="43.75cm" svg:y1="47cm" svg:x2="35.875cm" svg:y2="43cm" draw:start-shape="id24" draw:start-glue-point="3" draw:end-shape="id26" draw:end-glue-point="2" svg:d="M43750 47000h-7875v-4000" svg:viewBox="0 0 7876 4001">
          <text:p/>
        </draw:connector>
        <draw:connector draw:style-name="gr45" draw:text-style-name="P20" draw:layer="layout" svg:x1="53.5cm" svg:y1="47cm" svg:x2="61.625cm" svg:y2="42.75cm" draw:start-shape="id24" draw:start-glue-point="1" draw:end-shape="id27" draw:end-glue-point="2" svg:d="M53500 47000h8125v-4250" svg:viewBox="0 0 8126 4251">
          <text:p/>
        </draw:connector>
        <draw:connector draw:style-name="gr46" draw:text-style-name="P20" draw:layer="layout" svg:x1="31cm" svg:y1="39.25cm" svg:x2="14.813cm" svg:y2="39.252cm" draw:start-shape="id26" draw:start-glue-point="3" draw:end-shape="id28" draw:end-glue-point="1" svg:d="M31000 39250h-8093v2h-8094" svg:viewBox="0 0 16188 3">
          <text:p/>
        </draw:connector>
        <draw:connector draw:style-name="gr47" draw:text-style-name="P20" draw:layer="layout" svg:x1="43.75cm" svg:y1="24cm" svg:x2="14.75cm" svg:y2="24cm" draw:start-shape="id23" draw:start-glue-point="3" draw:end-shape="id29" draw:end-glue-point="1" svg:d="M43750 24000h-29000" svg:viewBox="0 0 29001 1">
          <text:p/>
        </draw:connector>
        <draw:connector draw:style-name="gr48" draw:text-style-name="P20" draw:layer="layout" svg:x1="53.5cm" svg:y1="24cm" svg:x2="82.75cm" svg:y2="24cm" draw:start-shape="id23" draw:start-glue-point="1" draw:end-shape="id30" draw:end-glue-point="3" svg:d="M53500 24000h29250" svg:viewBox="0 0 29251 1">
          <text:p/>
        </draw:connector>
        <draw:connector draw:style-name="gr49" draw:text-style-name="P20" draw:layer="layout" svg:x1="53.5cm" svg:y1="24cm" svg:x2="74.625cm" svg:y2="27.5cm" draw:start-shape="id23" draw:start-glue-point="1" draw:end-shape="id31" draw:end-glue-point="0" svg:d="M53500 24000h21125v3500" svg:viewBox="0 0 21126 3501">
          <text:p/>
        </draw:connector>
        <draw:connector draw:style-name="gr50" draw:text-style-name="P20" draw:layer="layout" svg:x1="48.625cm" svg:y1="27.75cm" svg:x2="61.625cm" svg:y2="35.5cm" draw:start-shape="id23" draw:start-glue-point="2" draw:end-shape="id27" draw:end-glue-point="0" svg:d="M48625 27750v3875h13000v3875" svg:viewBox="0 0 13001 7751">
          <text:p/>
        </draw:connector>
        <draw:connector draw:style-name="gr51" draw:text-style-name="P20" draw:layer="layout" svg:x1="48.625cm" svg:y1="27.75cm" svg:x2="48.625cm" svg:y2="43.25cm" draw:start-shape="id23" draw:start-glue-point="2" draw:end-shape="id24" draw:end-glue-point="0" svg:d="M48625 27750v15500" svg:viewBox="0 0 1 15501">
          <text:p/>
        </draw:connector>
        <draw:connector draw:style-name="gr52" draw:text-style-name="P20" draw:layer="layout" svg:x1="48.625cm" svg:y1="27.75cm" svg:x2="35.875cm" svg:y2="35.5cm" draw:start-shape="id23" draw:start-glue-point="2" draw:end-shape="id26" draw:end-glue-point="0" svg:d="M48625 27750v3875h-12750v3875" svg:viewBox="0 0 12751 7751">
          <text:p/>
        </draw:connector>
        <draw:connector draw:style-name="gr53" draw:text-style-name="P20" draw:layer="layout" svg:x1="43.75cm" svg:y1="24cm" svg:x2="22.875cm" svg:y2="27.5cm" draw:start-shape="id23" draw:start-glue-point="3" draw:end-shape="id25" draw:end-glue-point="0" svg:d="M43750 24000h-20875v3500" svg:viewBox="0 0 20876 3501">
          <text:p/>
        </draw:connector>
        <draw:custom-shape draw:style-name="gr54" draw:text-style-name="P4" draw:layer="layout" svg:width="13.75cm" svg:height="10.25cm" svg:x="57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75cm" svg:height="0.75cm" svg:x="63cm" svg:y="3.75cm">
          <draw:text-box draw:corner-radius="0.5cm">
            <text:p>VueJs2</text:p>
          </draw:text-box>
        </draw:frame>
        <draw:custom-shape draw:style-name="gr55" draw:text-style-name="P5" draw:layer="layout" svg:width="9.25cm" svg:height="3.75cm" svg:x="60cm" svg:y="5cm">
          <text:p text:style-name="P5"/>
          <text:p text:style-name="P5"/>
          <text:p text:style-name="P5">VueJs bundle is a special case. It is not connected to Eureka and needs to know the endpoint of every other service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cm" svg:height="2.9cm" svg:x="60cm" svg:y="9.25cm">
          <text:p text:style-name="P11"><text:span text:style-name="T1">VueJ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34" draw:display-name="Linienspitzen 34" svg:viewBox="0 0 20 20" svg:d="M0 20l10-20 10 20z"/>
    <draw:marker draw:name="Linienspitzen_20_36" draw:display-name="Linienspitzen 36" svg:viewBox="0 0 20 20" svg:d="M0 20l10-20 10 20z"/>
    <draw:marker draw:name="Linienspitzen_20_37" draw:display-name="Linienspitzen 37" svg:viewBox="0 0 20 20" svg:d="M0 20l10-20 10 20z"/>
    <draw:marker draw:name="Linienspitzen_20_38" draw:display-name="Linienspitzen 38" svg:viewBox="0 0 20 20" svg:d="M0 20l10-20 10 20z"/>
    <draw:marker draw:name="Linienspitzen_20_39" draw:display-name="Linienspitzen 39" svg:viewBox="0 0 20 20" svg:d="M0 20l10-20 10 20z"/>
    <draw:marker draw:name="Linienspitzen_20_40" draw:display-name="Linienspitzen 40" svg:viewBox="0 0 20 20" svg:d="M0 20l10-20 10 20z"/>
    <draw:marker draw:name="Linienspitzen_20_41" draw:display-name="Linienspitzen 41" svg:viewBox="0 0 20 20" svg:d="M0 20l10-20 10 20z"/>
    <draw:marker draw:name="Linienspitzen_20_42" draw:display-name="Linienspitzen 42" svg:viewBox="0 0 20 20" svg:d="M0 20l10-20 10 20z"/>
    <draw:marker draw:name="Linienspitzen_20_43" draw:display-name="Linienspitzen 43" svg:viewBox="0 0 20 20" svg:d="M0 20l10-20 10 20z"/>
    <draw:marker draw:name="Linienspitzen_20_44" draw:display-name="Linienspitzen 44" svg:viewBox="0 0 20 20" svg:d="M0 20l10-20 10 20z"/>
    <draw:marker draw:name="Linienspitzen_20_45" draw:display-name="Linienspitzen 45" svg:viewBox="0 0 20 20" svg:d="M0 20l10-20 10 20z"/>
    <draw:marker draw:name="Linienspitzen_20_46" draw:display-name="Linienspitzen 46" svg:viewBox="0 0 20 20" svg:d="M0 20l10-20 10 20z"/>
    <draw:marker draw:name="Linienspitzen_20_47" draw:display-name="Linienspitzen 47" svg:viewBox="0 0 20 20" svg:d="M0 20l10-20 10 20z"/>
    <draw:marker draw:name="Linienspitzen_20_48" draw:display-name="Linienspitzen 48" svg:viewBox="0 0 20 20" svg:d="M0 20l10-20 10 20z"/>
    <draw:marker draw:name="Linienspitzen_20_51" draw:display-name="Linienspitzen 51" svg:viewBox="0 0 20 20" svg:d="M0 20l10-20 10 20z"/>
    <draw:marker draw:name="Linienspitzen_20_52" draw:display-name="Linienspitzen 52" svg:viewBox="0 0 20 20" svg:d="M0 20l10-20 10 20z"/>
    <draw:marker draw:name="Linienspitzen_20_53" draw:display-name="Linienspitzen 53" svg:viewBox="0 0 20 20" svg:d="M0 20l10-20 10 20z"/>
    <draw:marker draw:name="Linienspitzen_20_54" draw:display-name="Linienspitzen 54" svg:viewBox="0 0 20 20" svg:d="M0 20l10-20 10 20z"/>
    <draw:marker draw:name="Linienspitzen_20_55" draw:display-name="Linienspitzen 55" svg:viewBox="0 0 20 20" svg:d="M0 20l10-20 10 20z"/>
    <draw:marker draw:name="Linienspitzen_20_56" draw:display-name="Linienspitzen 56" svg:viewBox="0 0 20 20" svg:d="M0 20l10-20 10 20z"/>
    <draw:marker draw:name="Linienspitzen_20_57" draw:display-name="Linienspitzen 57" svg:viewBox="0 0 20 20" svg:d="M0 20l10-20 10 20z"/>
    <draw:marker draw:name="Linienspitzen_20_58" draw:display-name="Linienspitzen 58" svg:viewBox="0 0 20 20" svg:d="M0 20l10-20 10 20z"/>
    <draw:marker draw:name="Linienspitzen_20_59" draw:display-name="Linienspitzen 59" svg:viewBox="0 0 20 20" svg:d="M0 20l10-20 10 20z"/>
    <draw:marker draw:name="Linienspitzen_20_60" draw:display-name="Linienspitzen 60" svg:viewBox="0 0 20 20" svg:d="M0 20l10-20 10 20z"/>
    <draw:marker draw:name="Linienspitzen_20_61" draw:display-name="Linienspitzen 61" svg:viewBox="0 0 20 20" svg:d="M0 20l10-20 10 20z"/>
    <draw:marker draw:name="Linienspitzen_20_62" draw:display-name="Linienspitzen 62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marker-end="Triangle" draw:marker-end-width="0.7cm" draw:marker-end-center="false" draw:fill="none" draw:shadow="hidden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1.9cm" fo:page-height="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2T14:22:54.886000000</meta:creation-date>
    <meta:generator>LibreOffice/7.3.0.3$Windows_X86_64 LibreOffice_project/0f246aa12d0eee4a0f7adcefbf7c878fc2238db3</meta:generator>
    <dc:date>2023-01-13T12:10:11.093000000</dc:date>
    <meta:editing-duration>PT11H50M45S</meta:editing-duration>
    <meta:editing-cycles>98</meta:editing-cycles>
    <meta:document-statistic meta:object-count="153"/>
  </office:meta>
</office:document-meta>
</file>